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orizontal_20_Line">
      <style:text-properties fo:language="es" fo:country="ES"/>
    </style:style>
    <style:style style:name="P2" style:family="paragraph" style:parent-style-name="Standard">
      <style:paragraph-properties fo:text-align="center" style:justify-single-word="false"/>
      <style:text-properties fo:font-size="18pt" fo:language="es" fo:country="ES" officeooo:rsid="000181db" officeooo:paragraph-rsid="000181db" style:font-size-asian="15.75pt" style:font-size-complex="18pt"/>
    </style:style>
    <style:style style:name="P3" style:family="paragraph" style:parent-style-name="Text_20_body">
      <style:paragraph-properties fo:text-align="center" style:justify-single-word="false"/>
      <style:text-properties fo:language="es" fo:country="ES" fo:font-weight="bold" officeooo:rsid="000181db" officeooo:paragraph-rsid="000181db" style:font-weight-asian="bold" style:font-weight-complex="bold"/>
    </style:style>
    <style:style style:name="P4" style:family="paragraph" style:parent-style-name="Text_20_body" style:list-style-name="L1">
      <style:paragraph-properties fo:text-align="start" style:justify-single-word="false"/>
      <style:text-properties fo:language="es" fo:country="ES" fo:font-weight="normal" officeooo:rsid="000181db" officeooo:paragraph-rsid="000181db" style:font-weight-asian="normal" style:font-weight-complex="normal"/>
    </style:style>
    <style:style style:name="P5" style:family="paragraph" style:parent-style-name="Text_20_body" style:list-style-name="L1">
      <style:paragraph-properties fo:text-align="start" style:justify-single-word="false"/>
      <style:text-properties fo:language="es" fo:country="ES" fo:font-weight="normal" officeooo:rsid="0003160f" officeooo:paragraph-rsid="0003160f" style:font-weight-asian="normal" style:font-weight-complex="normal"/>
    </style:style>
    <style:style style:name="P6" style:family="paragraph" style:parent-style-name="Text_20_body" style:list-style-name="L1">
      <style:paragraph-properties fo:text-align="start" style:justify-single-word="false"/>
      <style:text-properties fo:language="es" fo:country="ES" fo:font-weight="normal" officeooo:rsid="00033bca" officeooo:paragraph-rsid="00033bca" style:font-weight-asian="normal" style:font-weight-complex="normal"/>
    </style:style>
    <style:style style:name="P7" style:family="paragraph" style:parent-style-name="Text_20_body" style:list-style-name="L1">
      <style:paragraph-properties fo:text-align="start" style:justify-single-word="false"/>
      <style:text-properties fo:language="es" fo:country="ES" fo:font-weight="normal" officeooo:rsid="00039381" officeooo:paragraph-rsid="00039381" style:font-weight-asian="normal" style:font-weight-complex="normal"/>
    </style:style>
    <style:style style:name="P8" style:family="paragraph" style:parent-style-name="Text_20_body" style:list-style-name="L1">
      <style:paragraph-properties fo:text-align="start" style:justify-single-word="false"/>
      <style:text-properties fo:language="es" fo:country="ES" fo:font-weight="normal" officeooo:rsid="0004f193" officeooo:paragraph-rsid="0004f193" style:font-weight-asian="normal" style:font-weight-complex="normal"/>
    </style:style>
    <style:style style:name="P9" style:family="paragraph" style:parent-style-name="Text_20_body" style:list-style-name="L1">
      <style:paragraph-properties fo:text-align="start" style:justify-single-word="false"/>
      <style:text-properties fo:language="es" fo:country="ES" fo:font-weight="normal" officeooo:rsid="0006edaa" officeooo:paragraph-rsid="0006edaa" style:font-weight-asian="normal" style:font-weight-complex="normal"/>
    </style:style>
    <style:style style:name="P10" style:family="paragraph" style:parent-style-name="Text_20_body">
      <style:paragraph-properties fo:text-align="start" style:justify-single-word="false"/>
      <style:text-properties fo:language="es" fo:country="ES" fo:font-weight="normal" officeooo:rsid="0006edaa" officeooo:paragraph-rsid="0006edaa" style:font-weight-asian="normal" style:font-weight-complex="normal"/>
    </style:style>
    <style:style style:name="P11" style:family="paragraph" style:parent-style-name="Text_20_body" style:list-style-name="L1">
      <style:paragraph-properties fo:text-align="start" style:justify-single-word="false"/>
      <style:text-properties fo:language="es" fo:country="ES" fo:font-weight="normal" officeooo:rsid="000723a2" officeooo:paragraph-rsid="000723a2" style:font-weight-asian="normal" style:font-weight-complex="normal"/>
    </style:style>
    <style:style style:name="P12" style:family="paragraph" style:parent-style-name="Text_20_body" style:list-style-name="L1">
      <style:paragraph-properties fo:text-align="start" style:justify-single-word="false"/>
      <style:text-properties fo:language="es" fo:country="ES" fo:font-weight="normal" officeooo:rsid="0008007e" officeooo:paragraph-rsid="0008007e" style:font-weight-asian="normal" style:font-weight-complex="normal"/>
    </style:style>
    <style:style style:name="P13" style:family="paragraph" style:parent-style-name="Text_20_body" style:list-style-name="L1">
      <style:paragraph-properties fo:text-align="start" style:justify-single-word="false"/>
      <style:text-properties fo:language="es" fo:country="ES" fo:font-style="normal" fo:font-weight="normal" officeooo:rsid="0006edaa" officeooo:paragraph-rsid="0006edaa"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style:text-position="0% 100%"/>
    </style:style>
    <style:style style:name="T5" style:family="text">
      <style:text-properties officeooo:rsid="000723a2"/>
    </style:style>
    <style:style style:name="T6" style:family="text">
      <style:text-properties officeooo:rsid="0008007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NIDADE 1. Explotación de sistemas informáticos</text:p>
      <text:p text:style-name="P1"/>
      <text:p text:style-name="P3">UD1.A3-Dispositivos internos</text:p>
      <text:list xml:id="list1119962920" text:style-name="L1">
        <text:list-item>
          <text:p text:style-name="P4">¿A qué nos referimos cuando hablamos de la arquitectura Von Neumann?</text:p>
          <text:p text:style-name="P4">Al fundamento teórico de construcción de un ordenador electrónico con programa almacenado, conectando permanentemente las unidades del ordenador de manera que su funcionamiento estuviera coordinado bajo un control central</text:p>
          <text:p text:style-name="P9">Fundamento teórico de construcción, con conexiones permanentes y tanto datos como programas están guardados no mismo sitio, na memoria</text:p>
        </text:list-item>
        <text:list-item>
          <text:p text:style-name="P4">¿Qué otros nombres recibe la CPU? ¿Qué es y cuál es su función?</text:p>
          <text:p text:style-name="P4">CPU: <text:span text:style-name="T1">Central Process Unit </text:span><text:span text:style-name="T2">o Unidad Central de Proceso. También se le llama microprocesador o procesador.</text:span></text:p>
          <text:p text:style-name="P13">Sirve como un cerebro para el ordenador, siendo el componente del ordenador que se ocupa del control y el proceso de datos.</text:p>
        </text:list-item>
        <text:list-item>
          <text:p text:style-name="P4">Defina al menos 3 funciones que realiza la CPU</text:p>
          <text:list>
            <text:list-item>
              <text:p text:style-name="P4">Representación y almacenamiento de datos</text:p>
            </text:list-item>
            <text:list-item>
              <text:p text:style-name="P4">Desplazamiento interno de los datos entre los distintos componentes</text:p>
            </text:list-item>
            <text:list-item>
              <text:p text:style-name="P4">Interpretación y ejecución de las instrucciones que forman los programas</text:p>
            </text:list-item>
          </text:list>
        </text:list-item>
        <text:list-item>
          <text:p text:style-name="P4">¿Cuáles son los componentes principales de la CPU?</text:p>
          <text:p text:style-name="P5">La unidad de control (interpreta y ejecuta instrucciones), la unidad aritmético-lógica o ALU (recibe datos sobre los que efectúa operaciones y devuelve el resultado) y los registros (permiten el almacenamiento temporal de la información).</text:p>
        </text:list-item>
        <text:list-item>
          <text:p text:style-name="P4">Sabe el nombre comercial de las dos series de procesadores más conocidos</text:p>
          <text:p text:style-name="P5">Intel y AMD</text:p>
        </text:list-item>
        <text:list-item>
          <text:p text:style-name="P4">Identifique a qué dispositivo se refiere la imagen y cómo funciona.</text:p>
          <text:p text:style-name="P9">Es la unidad aritmético-lógica.</text:p>
          <text:p text:style-name="P5">Obtiene un dato, el cual es acumulado y recibe otro dato, permitiendo así una operación.</text:p>
        </text:list-item>
        <text:list-item>
          <text:p text:style-name="P4">A qué dispositivo se refiere la imagen. Podría explicar su funcionamiento.</text:p>
        </text:list-item>
      </text:list>
      <text:p text:style-name="P10"><text:tab/>A la unidad de control.</text:p>
      <text:p text:style-name="P10"><text:tab/>El secuenciador secuencia las órdenes, llegan las instrucciones desde el bus interno, se mete en <text:tab/>el registro de instrucciones, es decodificada y añadida al contador de programa que se dan al <text:tab/>secuenciador.</text:p>
      <text:list xml:id="list142722824363851" text:continue-numbering="true" text:style-name="L1">
        <text:list-item>
          <text:p text:style-name="P4"><text:soft-page-break/>Qué función tiene el reloj en el gráfico anterior.</text:p>
          <text:p text:style-name="P11">Para sincronizar los elementos.</text:p>
        </text:list-item>
        <text:list-item>
          <text:p text:style-name="P4">A qué denominamos registros. Sabe el nombre de algún registro concreto.</text:p>
          <text:p text:style-name="P5">A la parte de la CPU que permite el almacenamiento temporal de la información y constituya el almacenamiento interno de la CPU.</text:p>
          <text:p text:style-name="P5">Hay varios registros: registros de datos, de memoria, de propósito general, de coma flotante, constantes y de propósito específico.</text:p>
        </text:list-item>
        <text:list-item>
          <text:p text:style-name="P4">A qué denominamos BUSES. Qué tipos hay.</text:p>
          <text:p text:style-name="P6">Son las líneas eléctricas u ópticas que permiten la comunicación de los distintos elementos.</text:p>
          <text:p text:style-name="P6">Hay tres tipos: bus de datos, de direcciones y de control.</text:p>
        </text:list-item>
        <text:list-item>
          <text:p text:style-name="P4">¿Qué significa que el bus de datos sea de 32 bits? Afecta a otros dispositivos internos del ordenador.</text:p>
          <text:p text:style-name="P6">Significa que el bus puede <text:span text:style-name="T5">trabajar </text:span>simultáneamente <text:span text:style-name="T5">con </text:span>32 bits de información.</text:p>
          <text:p text:style-name="P6">Afectan a cuánta información se puede transmitir de dispositivo a dispositivo.</text:p>
        </text:list-item>
        <text:list-item>
          <text:p text:style-name="P4">Si sabemos que el bus de direcciones del equipo es de 64 bits que información podemos obtener basándonos en este dato</text:p>
          <text:p text:style-name="P6">Que tiene un rango muy alto de direcciones disponibles, el cual es igual a 2<text:span text:style-name="T3">64</text:span><text:span text:style-name="T4">.</text:span></text:p>
        </text:list-item>
        <text:list-item>
          <text:p text:style-name="P4">Ponga un ejemplo en él que se vea la utilidad del bus de control. </text:p>
          <text:p text:style-name="P6">El bus de control transmite las órdenes necesarias para activar operaciones de lectura o escritura.</text:p>
          <text:p text:style-name="P12">Coordinar buses (con el reloj).</text:p>
        </text:list-item>
        <text:list-item>
          <text:p text:style-name="P4">Defina el concepto de memoria interna o memoria RAM. Qué estructura física posee. Qué se puede almacenar en ella. </text:p>
          <text:p text:style-name="P6">La RAM (<text:span text:style-name="T1">Random Access Memory –</text:span><text:span text:style-name="T2"> Memoria de Acceso Aleatorio</text:span>) es una memoria volátil de lectura/escritura en la que se almacena y modifica información.</text:p>
          <text:p text:style-name="P12">Se organiza en celdas.</text:p>
          <text:p text:style-name="P12">Se almacenan datos e instruccións</text:p>
        </text:list-item>
        <text:list-item>
          <text:p text:style-name="P4">Ponga un ejemplo de dispositivos de almacenamiento con acceso directo y otro secuencial. </text:p>
          <text:p text:style-name="P7">Acceso directo/ acceso aleatorio: Memoria RAM, <text:span text:style-name="T6">disco duro, CD/DVD</text:span></text:p>
          <text:p text:style-name="P7">Acceso secuencial: Casete, <text:span text:style-name="T6">cintas.</text:span></text:p>
          <text:p text:style-name="P7"/>
        </text:list-item>
        <text:list-item>
          <text:p text:style-name="P4"><text:soft-page-break/>A que nos referimos con qué la memoria RAM es volátil. </text:p>
          <text:p text:style-name="P7">Con que los datos que se guarden ahí se perderán una vez se desconecte de la electricidad.</text:p>
        </text:list-item>
        <text:list-item>
          <text:p text:style-name="P4">Diferencia entre RAM y ROM. ¿Se guarda la misma información? </text:p>
          <text:p text:style-name="P7">No, en la ROM se guarda información que no puede ser modificada y es de sólo lectura, en la RAM se guarda información de manera temporal y es posible modificarla.</text:p>
          <text:p text:style-name="P12">No guardan la misma info: RAM (Datos, instrucciones) ROM(Bios)</text:p>
        </text:list-item>
        <text:list-item>
          <text:p text:style-name="P4">Conoces a que nos referimos con CMOS </text:p>
          <text:p text:style-name="P7">El semiconductor complementario de óxido metálico.</text:p>
          <text:p text:style-name="P12">Es una memoria en la que se guarda la configuración (setup) de la Bios.</text:p>
        </text:list-item>
        <text:list-item>
          <text:p text:style-name="P4">Qué función tiene la memoria caché y donde está localizada.</text:p>
          <text:p text:style-name="P7">Contiene datos e instrucciones de la manera RAM a los que accede de manera rápida.</text:p>
          <text:p text:style-name="P7">Está localizada en componentes lentos que necesitan más velocidad.</text:p>
          <text:p text:style-name="P12">Hay varios niveles: nivel 1, nivel 2 y nivel 3.</text:p>
        </text:list-item>
        <text:list-item>
          <text:p text:style-name="P4">Qué significa que mi equipo tenga una frecuencia de 3.20 GHz </text:p>
          <text:p text:style-name="P8">La frecuencia es la velocidad en ciclos por segundo en la que trabaja un procesador, así pues un equipo con una frecuencia de 3.20GHz significa que en cada segundo ocurren 3200000000 oscilacione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0.3$Windows_X86_64 LibreOffice_project/efb621ed25068d70781dc026f7e9c5187a4decd1</meta:generator>
    <dc:date>2020-11-16T14:27:17.638000000</dc:date>
    <meta:editing-duration>PT7M7S</meta:editing-duration>
    <meta:editing-cycles>2</meta:editing-cycles>
    <meta:document-statistic meta:table-count="0" meta:image-count="0" meta:object-count="0" meta:page-count="3" meta:paragraph-count="59" meta:word-count="785" meta:character-count="4788" meta:non-whitespace-character-count="4072"/>
  </office:meta>
</office:document-meta>
</file>